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style:text-underline-style="none" fo:font-weight="normal" officeooo:rsid="00065882" officeooo:paragraph-rsid="00065882" style:font-size-asian="11.3500003814697pt" style:font-weight-asian="normal" style:font-size-complex="13pt" style:font-weight-complex="normal"/>
    </style:style>
    <style:style style:name="P2" style:family="paragraph" style:parent-style-name="Standard">
      <style:text-properties fo:font-size="13pt" style:text-underline-style="none" fo:font-weight="normal" officeooo:rsid="00077466" officeooo:paragraph-rsid="00077466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fo:font-size="13pt" style:text-underline-style="none" fo:font-weight="normal" officeooo:rsid="000f44bc" officeooo:paragraph-rsid="000f44bc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3pt" style:text-underline-style="none" fo:font-weight="normal" officeooo:rsid="000f44bc" officeooo:paragraph-rsid="002d3b3f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officeooo:paragraph-rsid="000f44bc"/>
    </style:style>
    <style:style style:name="P6" style:family="paragraph" style:parent-style-name="Standard">
      <style:text-properties officeooo:rsid="0035c947" officeooo:paragraph-rsid="0035c947"/>
    </style:style>
    <style:style style:name="P7" style:family="paragraph" style:parent-style-name="Standard">
      <style:text-properties officeooo:rsid="0035c947" officeooo:paragraph-rsid="003f5876"/>
    </style:style>
    <style:style style:name="P8" style:family="paragraph" style:parent-style-name="Standard">
      <style:text-properties officeooo:rsid="00430635" officeooo:paragraph-rsid="00430635"/>
    </style:style>
    <style:style style:name="P9" style:family="paragraph" style:parent-style-name="Standard">
      <style:text-properties officeooo:rsid="0044aee9" officeooo:paragraph-rsid="0044aee9"/>
    </style:style>
    <style:style style:name="P10" style:family="paragraph" style:parent-style-name="Standard">
      <style:text-properties officeooo:rsid="004adfbd" officeooo:paragraph-rsid="004adfbd"/>
    </style:style>
    <style:style style:name="P11" style:family="paragraph" style:parent-style-name="Standard">
      <style:text-properties officeooo:rsid="0056daa5" officeooo:paragraph-rsid="0056daa5"/>
    </style:style>
    <style:style style:name="P12" style:family="paragraph" style:parent-style-name="Standard">
      <style:text-properties officeooo:rsid="007a2ac3" officeooo:paragraph-rsid="007a2ac3"/>
    </style:style>
    <style:style style:name="P13" style:family="paragraph" style:parent-style-name="Standard">
      <style:text-properties officeooo:rsid="007c1b84" officeooo:paragraph-rsid="007c1b84"/>
    </style:style>
    <style:style style:name="P14" style:family="paragraph" style:parent-style-name="Standard">
      <style:text-properties officeooo:rsid="008186cb" officeooo:paragraph-rsid="008186cb"/>
    </style:style>
    <style:style style:name="P15" style:family="paragraph" style:parent-style-name="Standard">
      <style:text-properties officeooo:rsid="0084f1a9" officeooo:paragraph-rsid="0084f1a9"/>
    </style:style>
    <style:style style:name="T1" style:family="text">
      <style:text-properties fo:font-size="24pt" style:text-underline-style="solid" style:text-underline-width="auto" style:text-underline-color="font-color" fo:font-weight="bold" officeooo:rsid="00065882" style:font-size-asian="21pt" style:font-weight-asian="bold" style:font-size-complex="24pt" style:font-weight-complex="bold"/>
    </style:style>
    <style:style style:name="T2" style:family="text">
      <style:text-properties officeooo:rsid="00090645"/>
    </style:style>
    <style:style style:name="T3" style:family="text">
      <style:text-properties officeooo:rsid="000b6409"/>
    </style:style>
    <style:style style:name="T4" style:family="text">
      <style:text-properties officeooo:rsid="000d2345"/>
    </style:style>
    <style:style style:name="T5" style:family="text">
      <style:text-properties officeooo:rsid="000e25b3"/>
    </style:style>
    <style:style style:name="T6" style:family="text">
      <style:text-properties officeooo:rsid="0012c941"/>
    </style:style>
    <style:style style:name="T7" style:family="text">
      <style:text-properties officeooo:rsid="00141d12"/>
    </style:style>
    <style:style style:name="T8" style:family="text">
      <style:text-properties officeooo:rsid="00146797"/>
    </style:style>
    <style:style style:name="T9" style:family="text">
      <style:text-properties officeooo:rsid="00169c14"/>
    </style:style>
    <style:style style:name="T10" style:family="text">
      <style:text-properties officeooo:rsid="001c5011"/>
    </style:style>
    <style:style style:name="T11" style:family="text">
      <style:text-properties officeooo:rsid="001df520"/>
    </style:style>
    <style:style style:name="T12" style:family="text">
      <style:text-properties officeooo:rsid="00208c31"/>
    </style:style>
    <style:style style:name="T13" style:family="text">
      <style:text-properties officeooo:rsid="00220253"/>
    </style:style>
    <style:style style:name="T14" style:family="text">
      <style:text-properties officeooo:rsid="00254ab1"/>
    </style:style>
    <style:style style:name="T15" style:family="text">
      <style:text-properties officeooo:rsid="0026d200"/>
    </style:style>
    <style:style style:name="T16" style:family="text">
      <style:text-properties officeooo:rsid="002709d3"/>
    </style:style>
    <style:style style:name="T17" style:family="text">
      <style:text-properties officeooo:rsid="0028b785"/>
    </style:style>
    <style:style style:name="T18" style:family="text">
      <style:text-properties fo:font-size="13pt" style:text-underline-style="none" fo:font-weight="normal" style:font-size-asian="11.3500003814697pt" style:font-weight-asian="normal" style:font-size-complex="13pt" style:font-weight-complex="normal"/>
    </style:style>
    <style:style style:name="T19" style:family="text">
      <style:text-properties fo:font-size="13pt" style:text-underline-style="none" fo:font-weight="normal" officeooo:rsid="000f44bc" style:font-size-asian="11.3500003814697pt" style:font-weight-asian="normal" style:font-size-complex="13pt" style:font-weight-complex="normal"/>
    </style:style>
    <style:style style:name="T20" style:family="text">
      <style:text-properties fo:font-size="13pt" style:text-underline-style="none" fo:font-weight="normal" officeooo:rsid="0028b785" style:font-size-asian="11.3500003814697pt" style:font-weight-asian="normal" style:font-size-complex="13pt" style:font-weight-complex="normal"/>
    </style:style>
    <style:style style:name="T21" style:family="text">
      <style:text-properties fo:font-size="13pt" style:text-underline-style="none" fo:font-weight="normal" officeooo:rsid="00312b3e" style:font-size-asian="11.3500003814697pt" style:font-weight-asian="normal" style:font-size-complex="13pt" style:font-weight-complex="normal"/>
    </style:style>
    <style:style style:name="T22" style:family="text">
      <style:text-properties fo:font-size="13pt" style:text-underline-style="none" fo:font-weight="normal" officeooo:rsid="0032306e" style:font-size-asian="11.3500003814697pt" style:font-weight-asian="normal" style:font-size-complex="13pt" style:font-weight-complex="normal"/>
    </style:style>
    <style:style style:name="T23" style:family="text">
      <style:text-properties fo:font-size="13pt" style:text-underline-style="none" fo:font-weight="normal" officeooo:rsid="0036a70d" style:font-size-asian="11.3500003814697pt" style:font-weight-asian="normal" style:font-size-complex="13pt" style:font-weight-complex="normal"/>
    </style:style>
    <style:style style:name="T24" style:family="text">
      <style:text-properties fo:font-size="13pt" style:text-underline-style="none" fo:font-weight="normal" officeooo:rsid="0039fc00" style:font-size-asian="11.3500003814697pt" style:font-weight-asian="normal" style:font-size-complex="13pt" style:font-weight-complex="normal"/>
    </style:style>
    <style:style style:name="T25" style:family="text">
      <style:text-properties fo:font-size="13pt" style:text-underline-style="none" fo:font-weight="normal" officeooo:rsid="003c951f" style:font-size-asian="11.3500003814697pt" style:font-weight-asian="normal" style:font-size-complex="13pt" style:font-weight-complex="normal"/>
    </style:style>
    <style:style style:name="T26" style:family="text">
      <style:text-properties fo:font-size="13pt" style:text-underline-style="none" fo:font-weight="normal" officeooo:rsid="003f5876" style:font-size-asian="11.3500003814697pt" style:font-weight-asian="normal" style:font-size-complex="13pt" style:font-weight-complex="normal"/>
    </style:style>
    <style:style style:name="T27" style:family="text">
      <style:text-properties fo:font-size="13pt" style:text-underline-style="none" fo:font-weight="normal" officeooo:rsid="004041ef" style:font-size-asian="11.3500003814697pt" style:font-weight-asian="normal" style:font-size-complex="13pt" style:font-weight-complex="normal"/>
    </style:style>
    <style:style style:name="T28" style:family="text">
      <style:text-properties fo:font-size="13pt" style:text-underline-style="none" fo:font-weight="normal" officeooo:rsid="00410d8c" style:font-size-asian="11.3500003814697pt" style:font-weight-asian="normal" style:font-size-complex="13pt" style:font-weight-complex="normal"/>
    </style:style>
    <style:style style:name="T29" style:family="text">
      <style:text-properties fo:font-size="13pt" style:text-underline-style="none" fo:font-weight="normal" officeooo:rsid="00433021" style:font-size-asian="11.3500003814697pt" style:font-weight-asian="normal" style:font-size-complex="13pt" style:font-weight-complex="normal"/>
    </style:style>
    <style:style style:name="T30" style:family="text">
      <style:text-properties fo:font-size="13pt" style:text-underline-style="none" fo:font-weight="normal" officeooo:rsid="0044abb8" style:font-size-asian="11.3500003814697pt" style:font-weight-asian="normal" style:font-size-complex="13pt" style:font-weight-complex="normal"/>
    </style:style>
    <style:style style:name="T31" style:family="text">
      <style:text-properties fo:font-size="13pt" style:text-underline-style="none" fo:font-weight="normal" officeooo:rsid="00481bcf" style:font-size-asian="11.3500003814697pt" style:font-weight-asian="normal" style:font-size-complex="13pt" style:font-weight-complex="normal"/>
    </style:style>
    <style:style style:name="T32" style:family="text">
      <style:text-properties fo:font-size="13pt" style:text-underline-style="none" fo:font-weight="normal" officeooo:rsid="00486abc" style:font-size-asian="11.3500003814697pt" style:font-weight-asian="normal" style:font-size-complex="13pt" style:font-weight-complex="normal"/>
    </style:style>
    <style:style style:name="T33" style:family="text">
      <style:text-properties fo:font-size="13pt" style:text-underline-style="none" fo:font-weight="normal" officeooo:rsid="004adfbd" style:font-size-asian="11.3500003814697pt" style:font-weight-asian="normal" style:font-size-complex="13pt" style:font-weight-complex="normal"/>
    </style:style>
    <style:style style:name="T34" style:family="text">
      <style:text-properties fo:font-size="13pt" style:text-underline-style="none" fo:font-weight="normal" officeooo:rsid="004c798e" style:font-size-asian="11.3500003814697pt" style:font-weight-asian="normal" style:font-size-complex="13pt" style:font-weight-complex="normal"/>
    </style:style>
    <style:style style:name="T35" style:family="text">
      <style:text-properties fo:font-size="13pt" style:text-underline-style="none" fo:font-weight="normal" officeooo:rsid="004d2245" style:font-size-asian="11.3500003814697pt" style:font-weight-asian="normal" style:font-size-complex="13pt" style:font-weight-complex="normal"/>
    </style:style>
    <style:style style:name="T36" style:family="text">
      <style:text-properties fo:font-size="13pt" style:text-underline-style="none" fo:font-weight="normal" officeooo:rsid="004f170d" style:font-size-asian="11.3500003814697pt" style:font-weight-asian="normal" style:font-size-complex="13pt" style:font-weight-complex="normal"/>
    </style:style>
    <style:style style:name="T37" style:family="text">
      <style:text-properties fo:font-size="13pt" style:text-underline-style="none" fo:font-weight="normal" officeooo:rsid="0056daa5" style:font-size-asian="11.3500003814697pt" style:font-weight-asian="normal" style:font-size-complex="13pt" style:font-weight-complex="normal"/>
    </style:style>
    <style:style style:name="T38" style:family="text">
      <style:text-properties fo:font-size="13pt" style:text-underline-style="none" fo:font-weight="normal" officeooo:rsid="00580d6c" style:font-size-asian="11.3500003814697pt" style:font-weight-asian="normal" style:font-size-complex="13pt" style:font-weight-complex="normal"/>
    </style:style>
    <style:style style:name="T39" style:family="text">
      <style:text-properties fo:font-size="13pt" style:text-underline-style="none" fo:font-weight="normal" officeooo:rsid="006c3508" style:font-size-asian="11.3500003814697pt" style:font-weight-asian="normal" style:font-size-complex="13pt" style:font-weight-complex="normal"/>
    </style:style>
    <style:style style:name="T40" style:family="text">
      <style:text-properties fo:font-size="13pt" style:text-underline-style="none" fo:font-weight="normal" officeooo:rsid="006daed8" style:font-size-asian="11.3500003814697pt" style:font-weight-asian="normal" style:font-size-complex="13pt" style:font-weight-complex="normal"/>
    </style:style>
    <style:style style:name="T41" style:family="text">
      <style:text-properties fo:font-size="13pt" style:text-underline-style="none" fo:font-weight="normal" officeooo:rsid="006f7dd2" style:font-size-asian="11.3500003814697pt" style:font-weight-asian="normal" style:font-size-complex="13pt" style:font-weight-complex="normal"/>
    </style:style>
    <style:style style:name="T42" style:family="text">
      <style:text-properties fo:font-size="13pt" style:text-underline-style="none" fo:font-weight="normal" officeooo:rsid="007e71b9" style:font-size-asian="11.3500003814697pt" style:font-weight-asian="normal" style:font-size-complex="13pt" style:font-weight-complex="normal"/>
    </style:style>
    <style:style style:name="T43" style:family="text">
      <style:text-properties fo:font-size="13pt" style:text-underline-style="none" fo:font-weight="normal" officeooo:rsid="008718f9" style:font-size-asian="11.3500003814697pt" style:font-weight-asian="normal" style:font-size-complex="13pt" style:font-weight-complex="normal"/>
    </style:style>
    <style:style style:name="T44" style:family="text">
      <style:text-properties officeooo:rsid="002c4907"/>
    </style:style>
    <style:style style:name="T45" style:family="text">
      <style:text-properties officeooo:rsid="002d3b3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JDBC</text:span></text:p>
      <text:p text:style-name="P1">Morning :</text:p>
      <text:p text:style-name="P1">----------------</text:p>
      <text:p text:style-name="P1"/>
      <text:p text:style-name="P2">We have Learnt Basic DataBase, DDL, DML, Postgres etc.. Now we’ll get JDBC.</text:p>
      <text:p text:style-name="P2"><text:tab/></text:p>
      <text:p text:style-name="P2">JDBC : Java Data Base Connectivity. It’s a standard API we’ve been proovided to perform <text:tab/>CRUD operations in java. <text:span text:style-name="T8">It’s created only for SQL databases.</text:span></text:p>
      <text:p text:style-name="P2"><text:tab/><text:tab/><text:tab/><text:tab/></text:p>
      <text:p text:style-name="P2"><text:tab/><text:tab/><text:tab/><text:tab/><text:tab/> <text:s text:c="7"/><text:span text:style-name="T2">uses</text:span></text:p>
      <text:p text:style-name="P2"><text:tab/><text:tab/><text:tab/><text:span text:style-name="T2">Java Application -----------&gt; JDBC API</text:span></text:p>
      <text:p text:style-name="P2"><text:tab/><text:tab/><text:tab/><text:tab/><text:span text:style-name="T2">|</text:span></text:p>
      <text:p text:style-name="P2"><text:tab/><text:tab/><text:tab/><text:tab/><text:span text:style-name="T2">|</text:span></text:p>
      <text:p text:style-name="P2"><text:tab/><text:tab/><text:tab/><text:tab/><text:span text:style-name="T2">| <text:s/>&lt;JDBC Driver&gt;</text:span></text:p>
      <text:p text:style-name="P2"><text:tab/><text:tab/><text:tab/><text:tab/><text:span text:style-name="T2">|</text:span></text:p>
      <text:p text:style-name="P2"><text:tab/><text:tab/><text:tab/><text:tab/><text:span text:style-name="T2">|</text:span></text:p>
      <text:p text:style-name="P2"><text:tab/><text:tab/><text:tab/> <text:s text:c="4"/><text:span text:style-name="T2">Database</text:span></text:p>
      <text:p text:style-name="P2"/>
      <text:p text:style-name="P2"><text:tab/><text:span text:style-name="T3">If we have mobile, can the computer use it?? No right..!</text:span></text:p>
      <text:p text:style-name="P2"><text:tab/><text:tab/><text:span text:style-name="T3">For that there have to be drivers </text:span><text:span text:style-name="T4">installed </text:span><text:span text:style-name="T3">for the connecticity and then we <text:tab/><text:tab/><text:tab/>need to connect it.</text:span></text:p>
      <text:p text:style-name="P2"/>
      <text:p text:style-name="P2"><text:tab/><text:span text:style-name="T5">Another Example is Wireless mouse and Computer, the usb drive will be driver that <text:tab/>provides connctivity b/w the two.</text:span></text:p>
      <text:p text:style-name="P2"/>
      <text:p text:style-name="P3"><text:tab/>Drivers : The things which will connect <text:s/>one thing to another in Systems</text:p>
      <text:p text:style-name="P3"><text:tab/></text:p>
      <text:p text:style-name="P3"><text:tab/>- <text:span text:style-name="T6">Driver will be differnet for Postgres, Different for oracle, different for MYSQL etc.</text:span></text:p>
      <text:p text:style-name="P3"><text:tab/><text:tab/></text:p>
      <text:p text:style-name="P3"><text:tab/>-<text:span text:style-name="T7">Using this JDBC API, we can perform CRUD operations., </text:span><text:span text:style-name="T8">This API has a standard, <text:tab/>if it’s not there then we have to change code everytime, we move from one db to <text:tab/>another. Like <text:s/>from Oracle to Postgres etc.<text:tab/></text:span></text:p>
      <text:p text:style-name="P3"/>
      <text:p text:style-name="P3"><text:tab/>- <text:span text:style-name="T9">As </text:span><text:span text:style-name="T10">JDBC </text:span><text:span text:style-name="T9">API is <text:s/>a standard, it’s a</text:span><text:span text:style-name="T11">n</text:span><text:span text:style-name="T9"> interface and the Implementation of that <text:tab/>interface is done <text:s/>by JDBC Drivers.</text:span></text:p>
      <text:p text:style-name="P3"/>
      <text:p text:style-name="P3"><text:tab/>- <text:span text:style-name="T12">For every database We need it’s specific driver. Like postgres drivers for postgres, <text:tab/>Oracle drivers for oracle and the versions of them has different drivers.</text:span></text:p>
      <text:p text:style-name="P3"><text:tab/></text:p>
      <text:p text:style-name="P3"><text:tab/>- <text:span text:style-name="T14">The </text:span><text:span text:style-name="T13">Application Code will be using </text:span><text:span text:style-name="T16">only </text:span><text:span text:style-name="T13">JDBC API and Not JDBC Drivers, <text:tab/>whereas <text:s/></text:span><text:span text:style-name="T14">The </text:span><text:span text:style-name="T13">Application will be using JDBC Drivers as well </text:span><text:span text:style-name="T15">along with JDBC API</text:span><text:span text:style-name="T13">.</text:span></text:p>
      <text:p text:style-name="P3"/>
      <text:p text:style-name="P3"><text:tab/><text:span text:style-name="T44">2 Types of Dependencies :</text:span></text:p>
      <text:p text:style-name="P3"><text:tab/><text:tab/>- <text:span text:style-name="T44">CompileTime Dependency <text:s/><text:tab/>- Runtime Dependency</text:span></text:p>
      <text:p text:style-name="P3"/>
      <text:p text:style-name="P3"><text:tab/><text:span text:style-name="T45">Compile Dependency : A class cannot be executed until another class on which it <text:tab/>depends is created.</text:span></text:p>
      <text:p text:style-name="P4"><text:soft-page-break/><text:tab/><text:span text:style-name="T44">Runtime Dependency : </text:span><text:span text:style-name="T45">Class will be exeucted and throws eroor in runtime, due to <text:tab/>dependency failure.</text:span></text:p>
      <text:p text:style-name="P4"/>
      <text:p text:style-name="P3"><text:tab/><text:span text:style-name="T17">DBC API, (Compiler Time Dependency)</text:span></text:p>
      <text:p text:style-name="P5"><text:span text:style-name="T19"><text:tab/></text:span><text:span text:style-name="T20">JDBC Driver (Runtime Dependency)</text:span></text:p>
      <text:p text:style-name="P5"><text:span text:style-name="T20"/></text:p>
      <text:p text:style-name="P5"><text:span text:style-name="T20"><text:tab/></text:span><text:span text:style-name="T21">Class A {</text:span></text:p>
      <text:p text:style-name="P5"><text:span text:style-name="T21"><text:tab/><text:tab/>B b = new B();</text:span></text:p>
      <text:p text:style-name="P5"><text:span text:style-name="T21"><text:tab/>}</text:span></text:p>
      <text:p text:style-name="P5"><text:span text:style-name="T21"/></text:p>
      <text:p text:style-name="P5"><text:span text:style-name="T21"><text:tab/>ClassPath : While executing class A, It’ll look for B, Here B is in class pat </text:span><text:span text:style-name="T22">of A</text:span></text:p>
      <text:p text:style-name="P5"><text:span text:style-name="T22"/></text:p>
      <text:p text:style-name="P6"><text:span text:style-name="T22">S</text:span><text:span text:style-name="T18">teps for </text:span><text:span text:style-name="T35">doing</text:span><text:span text:style-name="T18"> JDBC :</text:span></text:p>
      <text:p text:style-name="P6"><text:span text:style-name="T18"/></text:p>
      <text:p text:style-name="P6"><text:span text:style-name="T18">1. Register the driver.</text:span></text:p>
      <text:p text:style-name="P7"><text:span text:style-name="T18"><text:tab/></text:span><text:span text:style-name="T23">You can use,</text:span></text:p>
      <text:p text:style-name="P7"><text:span text:style-name="T23"><text:tab/><text:tab/> Class.</text:span><text:span text:style-name="T26">forName(“org.postgresql.Driver”); //Address of driver class</text:span></text:p>
      <text:p text:style-name="P7"><text:span text:style-name="T26"><text:tab/><text:tab/><text:tab/><text:tab/>//This throws </text:span><text:span text:style-name="T37">ClassN</text:span><text:span text:style-name="T26">ot</text:span><text:span text:style-name="T37">F</text:span><text:span text:style-name="T26">ound</text:span><text:span text:style-name="T38">E</text:span><text:span text:style-name="T26">xception and needs to be handled</text:span></text:p>
      <text:p text:style-name="P6"><text:span text:style-name="T18"/></text:p>
      <text:p text:style-name="P6"><text:span text:style-name="T18">2. Establish a connection : </text:span><text:span text:style-name="T23">To connect anything we have ports. The USB ports are hard ports <text:tab/><text:tab/><text:tab/><text:tab/>and there will be softports, to connect softwares and all etc. </text:span><text:span text:style-name="T24">For <text:tab/><text:tab/><text:tab/><text:tab/>IP, there will be ports. </text:span><text:span text:style-name="T25">There are atleast 10,000 soft ports in OS.</text:span></text:p>
      <text:p text:style-name="P6"><text:span text:style-name="T25"/></text:p>
      <text:p text:style-name="P6"><text:span text:style-name="T18"><text:tab/><text:tab/><text:tab/></text:span><text:span text:style-name="T26">We know that Postgres is on the port in our machine, when we installed.</text:span></text:p>
      <text:p text:style-name="P6"><text:span text:style-name="T26"/></text:p>
      <text:p text:style-name="P6"><text:span text:style-name="T26"><text:tab/><text:tab/>String url <text:s/>= “</text:span><text:bookmark-start text:name="__DdeLink__1092_1757488170"/><text:span text:style-name="T26">jdbc:postgresql://localhost:</text:span><text:span text:style-name="T27">5342/empdb</text:span><text:bookmark-end text:name="__DdeLink__1092_1757488170"/><text:span text:style-name="T26">”; <text:tab/>//</text:span><text:span text:style-name="T28">empdb is the <text:tab/><text:tab/><text:tab/><text:tab/><text:tab/><text:tab/><text:tab/><text:tab/><text:tab/><text:tab/><text:tab/>data base we <text:tab/><text:tab/><text:tab/><text:tab/><text:tab/><text:tab/><text:tab/><text:tab/><text:tab/><text:tab/><text:tab/><text:tab/>created in <text:tab/><text:tab/><text:tab/><text:tab/><text:tab/><text:tab/><text:tab/><text:tab/><text:tab/><text:tab/><text:tab/><text:tab/>postgres.</text:span></text:p>
      <text:p text:style-name="P6"><text:span text:style-name="T28"><text:tab/><text:tab/><text:tab/><text:tab/>//</text:span><text:span text:style-name="T36">Host is local host here coz, our db is our local machine, if it’s in <text:tab/><text:tab/><text:tab/><text:tab/>server , you’ll proivide the IP</text:span></text:p>
      <text:p text:style-name="P6"><text:span text:style-name="T36"/></text:p>
      <text:p text:style-name="P6"><text:span text:style-name="T26"><text:tab/><text:tab/></text:span><text:span text:style-name="T27">String username = “rutwik”;</text:span></text:p>
      <text:p text:style-name="P6"><text:span text:style-name="T27"><text:tab/><text:tab/>String password = “rutwik;</text:span></text:p>
      <text:p text:style-name="P6"><text:span text:style-name="T26"><text:tab/><text:tab/></text:span><text:span text:style-name="T27">Connection connection = Drivermanager.getConnection(url, username, password);</text:span></text:p>
      <text:p text:style-name="P6"><text:span text:style-name="T18"/></text:p>
      <text:p text:style-name="P9"><text:span text:style-name="T18">If we want establish connection to a oracle DB,</text:span></text:p>
      <text:p text:style-name="P6"><text:span text:style-name="T18"><text:tab/>// </text:span><text:span text:style-name="T29">Here jdbc: postgres will be replaced with oracle if its oracle.</text:span></text:p>
      <text:p text:style-name="P6"><text:span text:style-name="T29"><text:tab/>//localHost:5342 will be replace by the port which oracle is holding if DB is oracle.</text:span></text:p>
      <text:p text:style-name="P6"><text:span text:style-name="T29"><text:tab/>//</text:span><text:span text:style-name="T30">empdb will be replcaed by what ever database we created in oracle.</text:span></text:p>
      <text:p text:style-name="P6"><text:span text:style-name="T30"/></text:p>
      <text:p text:style-name="P6"><text:span text:style-name="T18">3. Create Statement</text:span></text:p>
      <text:p text:style-name="P8"><text:span text:style-name="T18"><text:tab/>To create Statement , </text:span></text:p>
      <text:p text:style-name="P8"><text:span text:style-name="T18"><text:tab/><text:tab/>Statement statement = connection.createStatement();</text:span></text:p>
      <text:p text:style-name="P8"><text:span text:style-name="T18"/></text:p>
      <text:p text:style-name="P8"><text:span text:style-name="T18"/></text:p>
      <text:p text:style-name="P6"><text:span text:style-name="T18"/></text:p>
      <text:p text:style-name="P6"><text:soft-page-break/><text:span text:style-name="T18">4. Execute Query</text:span></text:p>
      <text:p text:style-name="P6"><text:span text:style-name="T18"><text:tab/></text:span><text:span text:style-name="T31">String sql = “Select * from Employees”;</text:span></text:p>
      <text:p text:style-name="P6"><text:span text:style-name="T31"><text:tab/>ResultSet resultset = statement.executeQuery(sql); </text:span></text:p>
      <text:p text:style-name="P6"><text:span text:style-name="T31"><text:tab/><text:tab/>//</text:span><text:span text:style-name="T33">result set will have the table and has a lot of methods to we need to fetch the <text:tab/><text:tab/>dat</text:span><text:span text:style-name="T34">a</text:span><text:span text:style-name="T33"> from it and to perform some operations.</text:span></text:p>
      <text:p text:style-name="P6"><text:span text:style-name="T31"><text:tab/>while(resultset.next()){</text:span></text:p>
      <text:p text:style-name="P6"><text:span text:style-name="T31"><text:tab/><text:tab/></text:span><text:span text:style-name="T33">int</text:span><text:span text:style-name="T32"> id = </text:span><text:span text:style-name="T31">resultset.get</text:span><text:span text:style-name="T33">Int</text:span><text:span text:style-name="T31">(“id”); <text:s text:c="4"/>// inside (we have column name </text:span></text:p>
      <text:p text:style-name="P6"><text:span text:style-name="T31"><text:tab/><text:tab/></text:span><text:span text:style-name="T33">String name = resultString.getString(“name”);</text:span></text:p>
      <text:p text:style-name="P10"><text:span text:style-name="T18"><text:tab/><text:tab/>int age = resultset.getInt(“age”);</text:span></text:p>
      <text:p text:style-name="P10"><text:span text:style-name="T18"><text:tab/><text:tab/>double salary = resultset.getDouble(“salary”);</text:span></text:p>
      <text:p text:style-name="P10"><text:span text:style-name="T18"><text:tab/><text:tab/>print(id+name+age+salary);</text:span></text:p>
      <text:p text:style-name="P6"><text:span text:style-name="T31"><text:tab/>}</text:span></text:p>
      <text:p text:style-name="P6"><text:span text:style-name="T31"/></text:p>
      <text:p text:style-name="P11"><text:span text:style-name="T31">5. </text:span><text:span text:style-name="T18">Close the connection //</text:span><text:span text:style-name="T40">Should be closed wherether there is exception or not. Can be kept <text:tab/><text:tab/><text:tab/><text:tab/>in finally block</text:span></text:p>
      <text:p text:style-name="P11"><text:span text:style-name="T18"><text:tab/>connection.close();</text:span></text:p>
      <text:p text:style-name="P11"><text:span text:style-name="T18"/></text:p>
      <text:p text:style-name="P11"><text:span text:style-name="T18"><text:tab/></text:span><text:span text:style-name="T41">If we’re handling excceptions righet here, we need to keepy close method in a fuanlly <text:tab/>block,</text:span></text:p>
      <text:p text:style-name="P11"><text:span text:style-name="T18"/></text:p>
      <text:p text:style-name="P11"><text:span text:style-name="T18"><text:tab/><text:tab/></text:span><text:span text:style-name="T41">finally{</text:span></text:p>
      <text:p text:style-name="P11"><text:span text:style-name="T41"><text:tab/><text:tab/><text:tab/>if(connection!=null){</text:span></text:p>
      <text:p text:style-name="P11"><text:span text:style-name="T41"><text:tab/><text:tab/><text:tab/><text:tab/>try{</text:span></text:p>
      <text:p text:style-name="P11"><text:span text:style-name="T41"><text:tab/><text:tab/><text:tab/><text:tab/><text:tab/>connection.close();</text:span></text:p>
      <text:p text:style-name="P11"><text:span text:style-name="T41"><text:tab/><text:tab/><text:tab/><text:tab/>}catch(SQLException e){</text:span></text:p>
      <text:p text:style-name="P11"><text:span text:style-name="T41"><text:tab/><text:tab/><text:tab/><text:tab/><text:tab/>print(e.getMessage());</text:span></text:p>
      <text:p text:style-name="P11"><text:span text:style-name="T41"><text:tab/><text:tab/><text:tab/><text:tab/>}</text:span></text:p>
      <text:p text:style-name="P11"><text:span text:style-name="T41"><text:tab/><text:tab/><text:tab/>}</text:span></text:p>
      <text:p text:style-name="P11"><text:span text:style-name="T41"><text:tab/><text:tab/>}</text:span></text:p>
      <text:p text:style-name="P11"><text:span text:style-name="T18"/></text:p>
      <text:p text:style-name="P11"><text:span text:style-name="T18">//</text:span><text:span text:style-name="T39">Here the most prominent exceptions we’’l get here are ClassNotFoundException, SQLException</text:span></text:p>
      <text:p text:style-name="P11"><text:span text:style-name="T39"/></text:p>
      <text:p text:style-name="P12"><text:span text:style-name="T39">W</text:span><text:span text:style-name="T18">e wnat, JDBC Driver libraries in class path, if we wanna use JDBC.</text:span></text:p>
      <text:p text:style-name="P12"><text:span text:style-name="T18"/></text:p>
      <text:p text:style-name="P12"><text:span text:style-name="T18"/></text:p>
      <text:p text:style-name="P13"><text:span text:style-name="T18">Storing the query in a string and using that </text:span><text:span text:style-name="T42">like in the above</text:span><text:span text:style-name="T18"> is called SQL Injection, which is not good.</text:span></text:p>
      <text:p text:style-name="P13"><text:span text:style-name="T18"/></text:p>
      <text:p text:style-name="P15"><text:span text:style-name="T18">To create a statement we should actually use preparedstatement instaed of create statement.</text:span></text:p>
      <text:p text:style-name="P14"><text:span text:style-name="T18"><text:tab/>String sql = “Select * from Employees where id = ?”; // ? </text:span><text:span text:style-name="T43">represents the data there <text:tab/><text:tab/><text:tab/><text:tab/><text:tab/><text:tab/><text:tab/><text:tab/><text:tab/><text:tab/>can be dynamic</text:span></text:p>
      <text:p text:style-name="P14"><text:span text:style-name="T18"><text:tab/>PreparedStatement statement = connection.preparedstatement(sql);</text:span></text:p>
      <text:p text:style-name="P14"><text:span text:style-name="T18"><text:tab/>statement.setInt(1, id); <text:s/>// 1 is posistion</text:span></text:p>
      <text:p text:style-name="P14"><text:span text:style-name="T18"><text:tab/>ResultSet resultset = statement.executeQuery();</text:span></text:p>
      <text:p text:style-name="P14"><text:span text:style-name="T18"/></text:p>
      <text:p text:style-name="P14"><text:span text:style-name="T1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8T09:46:33.958568341</meta:creation-date>
    <dc:date>2022-11-18T15:32:52.931099789</dc:date>
    <meta:editing-duration>PT4H47M38S</meta:editing-duration>
    <meta:editing-cycles>83</meta:editing-cycles>
    <meta:generator>LibreOffice/6.4.7.2$Linux_X86_64 LibreOffice_project/40$Build-2</meta:generator>
    <meta:document-statistic meta:table-count="0" meta:image-count="0" meta:object-count="0" meta:page-count="3" meta:paragraph-count="87" meta:word-count="716" meta:character-count="4639" meta:non-whitespace-character-count="3748"/>
  </office:meta>
</office:document-meta>
</file>